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04de8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paragraph-rsid="0004de8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officeooo:paragraph-rsid="0004de85" style:font-size-asian="12pt" style:font-size-complex="12pt"/>
    </style:style>
    <style:style style:name="P4" style:family="paragraph" style:parent-style-name="Standard">
      <style:text-properties style:font-name="Liberation Serif" fo:font-size="12pt" fo:font-weight="normal" officeooo:paragraph-rsid="0004de8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weight="bold" officeooo:paragraph-rsid="00051226" style:font-weight-asian="bold" style:font-weight-complex="bold"/>
    </style:style>
    <style:style style:name="P6" style:family="paragraph" style:parent-style-name="Standard" style:list-style-name="L1">
      <style:text-properties style:font-name="Liberation Serif" fo:font-size="12pt" officeooo:paragraph-rsid="0004de85" style:font-size-asian="12pt" style:font-size-complex="12pt"/>
    </style:style>
    <style:style style:name="P7" style:family="paragraph" style:parent-style-name="Standard" style:list-style-name="L1">
      <style:text-properties style:font-name="Liberation Serif" fo:font-size="12pt" fo:font-weight="normal" officeooo:paragraph-rsid="0004de85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font-name="Liberation Serif" fo:font-size="12pt" fo:font-weight="normal" officeooo:paragraph-rsid="00051226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bold" officeooo:paragraph-rsid="00096d90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style:text-position="0% 0%" style:font-name="Liberation Serif" fo:font-size="12pt" fo:font-weight="normal" officeooo:paragraph-rsid="0004de85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text-position="0% 0%" style:font-name="Liberation Serif" fo:font-size="12pt" fo:font-weight="normal" officeooo:paragraph-rsid="0004de85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text-position="0% 100%" style:font-name="Liberation Serif" fo:font-size="12pt" fo:font-weight="normal" officeooo:paragraph-rsid="0004de85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weight="normal" officeooo:paragraph-rsid="00051226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096d90"/>
    </style:style>
    <style:style style:name="T1" style:family="text">
      <style:text-properties style:text-position="0% 0%" fo:font-weight="normal" style:font-weight-asian="normal" style:font-weight-complex="normal"/>
    </style:style>
    <style:style style:name="T2" style:family="text">
      <style:text-properties style:text-position="0% 0%" fo:font-weight="bold" style:font-weight-asian="bold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weight="normal" officeooo:rsid="00051226" style:font-weight-asian="normal" style:font-weight-complex="normal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96d90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4de85"/>
    </style:style>
    <style:style style:name="T13" style:family="text">
      <style:text-properties style:text-position="super 58%"/>
    </style:style>
    <style:style style:name="T14" style:family="text">
      <style:text-properties officeooo:rsid="00051226"/>
    </style:style>
    <style:style style:name="T15" style:family="text">
      <style:text-properties officeooo:rsid="0007d517"/>
    </style:style>
    <style:style style:name="T16" style:family="text">
      <style:text-properties officeooo:rsid="00096d90"/>
    </style:style>
    <style:style style:name="T1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bold" officeooo:rsid="00096d90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normal" officeooo:rsid="00096d90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officeooo:rsid="00096d90" style:font-size-asian="12pt" style:font-size-complex="12pt"/>
    </style:style>
    <style:style style:name="T21" style:family="text">
      <style:text-properties officeooo:rsid="000e2d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ants of Turing-Machines(TM)</text:p>
      <text:p text:style-name="P2"/>
      <text:list xml:id="list834363638" text:style-name="L3">
        <text:list-item>
          <text:p text:style-name="P14"><text:a xlink:type="simple" xlink:href="../Multi-tape%20Turing-machines.odt"><text:span text:style-name="T19">Multi-tape Turing-machines</text:span></text:a></text:p>
        </text:list-item>
        <text:list-item>
          <text:p text:style-name="P9"><text:a xlink:type="simple" xlink:href="../Non-Deterministic%20Turing-machines.odt"><text:span text:style-name="T10">Non-Deterministic Turing-machines</text:span></text:a></text:p>
        </text:list-item>
        <text:list-item>
          <text:p text:style-name="P9"><text:a xlink:type="simple" xlink:href="../Enumerators.odt"><text:span text:style-name="T10">Enumerators</text:span></text:a></text:p>
        </text:list-item>
        <text:list-item>
          <text:p text:style-name="P9"><text:a xlink:type="simple" xlink:href="../Turing%20machine%20with%20doubly%20infinite%20tape.odt"><text:span text:style-name="T10">Turing machine with doubly infinite tape</text:span></text:a></text:p>
        </text:list-item>
      </text:list>
      <text:p text:style-name="P3"/>
      <text:p text:style-name="P11"/>
      <text:p text:style-name="P2">Write once Turing-machine(W)</text:p>
      <text:list xml:id="list662217219" text:style-name="L1">
        <text:list-item>
          <text:list>
            <text:list-item>
              <text:p text:style-name="P7">Is a single-tape TM that can alter each tape square at most once including the input portion of the tape.</text:p>
            </text:list-item>
            <text:list-item>
              <text:p text:style-name="P7">A language is Turing-Recognizable if and only if some write-once Turing-Machine recognizes it.</text:p>
            </text:list-item>
          </text:list>
        </text:list-item>
      </text:list>
      <text:p text:style-name="P4"/>
      <text:p text:style-name="P2">TM with left reset</text:p>
      <text:list xml:id="list1181072507" text:continue-numbering="true" text:style-name="L1">
        <text:list-item>
          <text:list>
            <text:list-item>
              <text:p text:style-name="P7">Is a single-tape TM that <text:span text:style-name="T21">does</text:span> not left move. It instead has a RESET move which can take the head to the start(left-end) of the tape.</text:p>
            </text:list-item>
            <text:list-item>
              <text:p text:style-name="P7">Is equivalent to a normal TM.</text:p>
              <text:p text:style-name="P7"/>
            </text:list-item>
          </text:list>
        </text:list-item>
      </text:list>
      <text:p text:style-name="P2">TM with stay-put instead of left </text:p>
      <text:list xml:id="list444388262" text:continue-numbering="true" text:style-name="L1">
        <text:list-item>
          <text:list>
            <text:list-item>
              <text:p text:style-name="P7">Is a finite automata as not being able to move left means it can't remember anything.</text:p>
            </text:list-item>
          </text:list>
        </text:list-item>
      </text:list>
      <text:p text:style-name="P4"/>
      <text:p text:style-name="P2">TM that cannot write on the input portion of the tape – RL <text:span text:style-name="T15">- ????</text:span></text:p>
      <text:p text:style-name="P4"/>
      <text:p text:style-name="P5">K - PDA</text:p>
      <text:list xml:id="list2048607459" text:style-name="L2">
        <text:list-item>
          <text:p text:style-name="P13">0-PDA → No stack, i.e., NFA/DFA</text:p>
        </text:list-item>
        <text:list-item>
          <text:p text:style-name="P13">1-PDA → One stack, i.e., NPDA</text:p>
        </text:list-item>
        <text:list-item>
          <text:p text:style-name="P13">2-PDA → 2 stacks, i.e., TM</text:p>
          <text:list>
            <text:list-item>
              <text:p text:style-name="P13">The two stacks can be used to store symbols to the left and right of the read head of a TM. The FIFO nature of the stacks suits the R and L movement of the head.</text:p>
              <text:list>
                <text:list-item>
                  <text:p text:style-name="P13">Moving right would entail poppng the 2<text:span text:style-name="T13">nd</text:span> stack and pushing into the first stack.</text:p>
                </text:list-item>
                <text:list-item>
                  <text:p text:style-name="P13">Moving left would entail poping the 1<text:span text:style-name="T13">st</text:span> stack and pushing into the left stack.</text:p>
                </text:list-item>
              </text:list>
            </text:list-item>
          </text:list>
        </text:list-item>
        <text:list-item>
          <text:p text:style-name="P8">3-PDA → 3 stacks, still a T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24T14:08:33</meta:creation-date>
    <dc:date>2013-02-01T13:04:22</dc:date>
    <dc:creator>Kempa </dc:creator>
    <meta:editing-duration>PT1M26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22" meta:word-count="231" meta:character-count="1187" meta:non-whitespace-character-count="993"/>
  </office:meta>
</office:document-meta>
</file>